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text-underline-style="none" officeooo:rsid="0003b3f8" officeooo:paragraph-rsid="0003b3f8"/>
    </style:style>
    <style:style style:name="P2" style:family="paragraph" style:parent-style-name="Text_20_body">
      <style:paragraph-properties fo:text-align="justify" style:justify-single-word="false"/>
      <style:text-properties style:text-underline-style="none" officeooo:rsid="00097748" officeooo:paragraph-rsid="00097748"/>
    </style:style>
    <style:style style:name="P3" style:family="paragraph" style:parent-style-name="Text_20_body">
      <style:paragraph-properties fo:text-align="justify" style:justify-single-word="false"/>
      <style:text-properties style:text-underline-style="none" officeooo:rsid="0006b1a3" officeooo:paragraph-rsid="0006b1a3"/>
    </style:style>
    <style:style style:name="P4" style:family="paragraph" style:parent-style-name="Text_20_body">
      <style:paragraph-properties fo:text-align="justify" style:justify-single-word="false"/>
      <style:text-properties style:text-underline-style="none" officeooo:rsid="00118d6c" officeooo:paragraph-rsid="00118d6c"/>
    </style:style>
    <style:style style:name="P5" style:family="paragraph" style:parent-style-name="Text_20_body">
      <style:paragraph-properties fo:text-align="justify" style:justify-single-word="false"/>
      <style:text-properties style:text-underline-style="none" officeooo:rsid="0019fe73" officeooo:paragraph-rsid="0019fe73"/>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text-underline-style="solid" style:text-underline-width="auto" style:text-underline-color="font-color" officeooo:rsid="0019fe73" officeooo:paragraph-rsid="0019fe73"/>
    </style:style>
    <style:style style:name="P8" style:family="paragraph" style:parent-style-name="Title">
      <style:paragraph-properties fo:text-align="justify" style:justify-single-word="false"/>
    </style:style>
    <style:style style:name="P9" style:family="paragraph" style:parent-style-name="Heading_20_1">
      <style:paragraph-properties fo:text-align="justify" style:justify-single-word="false"/>
      <style:text-properties style:text-underline-style="solid" style:text-underline-width="auto" style:text-underline-color="font-color"/>
    </style:style>
    <style:style style:name="P10" style:family="paragraph" style:parent-style-name="Heading_20_1">
      <style:paragraph-properties fo:text-align="justify" style:justify-single-word="false"/>
      <style:text-properties style:text-underline-style="solid" style:text-underline-width="auto" style:text-underline-color="font-color" officeooo:rsid="00118d6c" officeooo:paragraph-rsid="0019fe73"/>
    </style:style>
    <style:style style:name="T1" style:family="text">
      <style:text-properties officeooo:rsid="00051277"/>
    </style:style>
    <style:style style:name="T2" style:family="text">
      <style:text-properties officeooo:rsid="000afcc3"/>
    </style:style>
    <style:style style:name="T3" style:family="text">
      <style:text-properties officeooo:rsid="00146765"/>
    </style:style>
    <style:style style:name="T4" style:family="text">
      <style:text-properties officeooo:rsid="0019fe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apport ShavaDoop</text:p>
      <text:p text:style-name="P6"/>
      <text:p text:style-name="P6"/>
      <text:h text:style-name="P9" text:outline-level="1">Fonctionnement du logiciel :</text:h>
      <text:p text:style-name="P6"/>
      <text:p text:style-name="P1">Le projet est réparti entre deux dossiers correspondants aux JAR, à savoir Master et Slave.<text:line-break/>1) Le <text:span text:style-name="T1">M</text:span>aster possède les classes définies selon le diagramme UML suivant : </text:p>
      <text:p text:style-name="P1"/>
      <text:p text:style-name="P1"/>
      <text:p text:style-name="P1"/>
      <text:p text:style-name="P1"/>
      <text:p text:style-name="P1"/>
      <text:p text:style-name="P1"/>
      <text:p text:style-name="P1"/>
      <text:p text:style-name="P1"/>
      <text:p text:style-name="P1"/>
      <text:p text:style-name="P1"/>
      <text:p text:style-name="P3">2) Le slave possède les classes définies selon le diagramme UML suivant :</text:p>
      <text:p text:style-name="P3"/>
      <text:p text:style-name="P3"/>
      <text:p text:style-name="P2">La description des classes et méthodes est disponible dans la JavaDoc jointe.<text:line-break/><text:span text:style-name="T2">Schématiquement, le Master peut être appelé dans <text:s/>Eclipse ou via un runnable JAR en ligne de commande (java -jar Master.jar). Celui-ci s'occupe de trouver les hosts disponibles sur le réseau via un script Python, splitter un fichier passé en entrée (code du travail par exemple) par ligne (ou blocs de lignes) <text:s/>et d'écrire chaque split dans un fichier Sx. Il distribue ensuite les données (splits) et les calculs (Map) sur le réseau via des Threads qui appellent en SSH la méthode map contenue dans le Slave qui doit être exporté en JAR exécutable.</text:span></text:p>
      <text:p text:style-name="P4">Le Slave effectue le mapping (wordcount) sur les splits qu'il a reçu et écrit sur la sortie standard les paires &lt;clés,Valeurs&gt; qu'il a calculé (La clé est un mot, la valeur est le compte du mot dans le split). <text:span text:style-name="T3">Le Master récupère ensuite l'ensemble des paires clés valeurs puis redistribue ces paires (shuffling) sur les hosts disponibles pour effectuer le reduce. Pour ce faire des Threads sont créés par le Master </text:span><text:soft-page-break/><text:span text:style-name="T3">avec en entrée des paires clés valeurs à réduire. Les Threads appellent la méthode Reduce du Slave en SSH qui vont ensuite effectuer le reduce et écrire le résultat sur la sortie standard. Le Master va récupérer les résultats et les agréger (assembling) dans le fichier final.</text:span></text:p>
      <text:p text:style-name="P4"/>
      <text:h text:style-name="P10" text:outline-level="1"><text:span text:style-name="T4">Problématiques et optimisations </text:span>:</text:h>
      <text:p text:style-name="P7">a) Problème de limitation <text:s/>SSH :</text:p>
      <text:p text:style-name="P5">Le logiciel peut rencontrer des difficultés à se connecter en SSH à d'autres machines lorsque deux connexions sont effectuées exactement en même temps, le contournement est de simplement relancer un Thread qui aura échoué à se connecter sur le même hos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Vignes</meta:initial-creator>
    <meta:creation-date>2016-11-07T09:19:37.435081543</meta:creation-date>
    <dc:date>2016-11-08T11:36:00.309042502</dc:date>
    <dc:creator>Raphael Vignes</dc:creator>
    <meta:editing-duration>PT1H42M21S</meta:editing-duration>
    <meta:editing-cycles>24</meta:editing-cycles>
    <meta:generator>LibreOffice/4.3.3.2$Linux_X86_64 LibreOffice_project/430m0$Build-2</meta:generator>
    <meta:document-statistic meta:table-count="0" meta:image-count="0" meta:object-count="0" meta:page-count="2" meta:paragraph-count="9" meta:word-count="321" meta:character-count="1921" meta:non-whitespace-character-count="1605"/>
  </office:meta>
</office:document-meta>
</file>